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48.1mm"/>
    </style:style>
    <style:style style:name="co3" style:family="table-column">
      <style:table-column-properties fo:break-before="auto" style:column-width="55.33mm"/>
    </style:style>
    <style:style style:name="co4" style:family="table-column">
      <style:table-column-properties fo:break-before="auto" style:column-width="41.19mm"/>
    </style:style>
    <style:style style:name="co5" style:family="table-column">
      <style:table-column-properties fo:break-before="auto" style:column-width="44.49mm"/>
    </style:style>
    <style:style style:name="co6" style:family="table-column">
      <style:table-column-properties fo:break-before="auto" style:column-width="47.33mm"/>
    </style:style>
    <style:style style:name="co7" style:family="table-column">
      <style:table-column-properties fo:break-before="auto" style:column-width="40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44.59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6.81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5.9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ff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8.5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0.48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1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Typ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office:annotation draw:style-name="gr1" draw:text-style-name="P2" svg:width="28.99mm" svg:height="33.61mm" svg:x="63.5mm" svg:y="0mm" draw:caption-point-x="-6.1mm" draw:caption-point-y="0.1mm">
              <dc:date>2015-11-17T00:00:00</dc:date>
              <text:p text:style-name="P1">Les sous-types autorisés pour chaque type sont listés dans le fichier d'import des métadonnées</text:p>
              <text:p text:style-name="P1"/>
            </office:annotation>
            <text:p>Sous-Type</text:p>
          </table:table-cell>
          <table:table-cell table:style-name="ce1" office:value-type="string" calcext:value-type="string">
            <office:annotation draw:style-name="gr2" draw:text-style-name="P2" svg:width="28.99mm" svg:height="30.56mm" svg:x="111.6mm" svg:y="0mm" draw:caption-point-x="-6.1mm" draw:caption-point-y="0.1mm">
              <dc:date>2015-11-17T00:00:00</dc:date>
              <text:p text:style-name="P1">Cas gérés dans la méthode "<text:span text:style-name="T1">buildWhereItem" de GenereicService.php</text:span></text:p>
              <text:p text:style-name="P1"><text:span text:style-name="T1"/></text:p>
            </office:annotation>
            <text:p>SQL Critère Requêtage</text:p>
            <text:p>(PHP)</text:p>
          </table:table-cell>
          <table:table-cell table:style-name="ce1" office:value-type="string" calcext:value-type="string">
            <office:annotation draw:style-name="gr2" draw:text-style-name="P2" svg:width="28.99mm" svg:height="30.56mm" svg:x="166.93mm" svg:y="0mm" draw:caption-point-x="-6.1mm" draw:caption-point-y="0.1mm">
              <dc:date>2015-11-17T00:00:00</dc:date>
              <text:p text:style-name="P1">Cas gérés dans la méthode "<text:span text:style-name="T1">buildSQLValueItem" de GenericService.php</text:span></text:p>
              <text:p text:style-name="P1"><text:span text:style-name="T1"/></text:p>
            </office:annotation>
            <text:p>SQL Lecture donnée </text:p>
            <text:p>(PHP)</text:p>
          </table:table-cell>
          <table:table-cell table:style-name="ce1" office:value-type="string" calcext:value-type="string">
            <office:annotation draw:style-name="gr3" draw:text-style-name="P2" svg:width="28.99mm" svg:height="25.71mm" svg:x="208.12mm" svg:y="0mm" draw:caption-point-x="-6.1mm" draw:caption-point-y="0.1mm">
              <dc:date>2015-11-17T00:00:00</dc:date>
              <text:p text:style-name="P1">Fonction fillValueLabel dans GenericService.php</text:p>
              <text:p text:style-name="P1"/>
            </office:annotation>
            <text:p>Lecture donnée</text:p>
            <text:p>(PHP)</text:p>
          </table:table-cell>
          <table:table-cell table:style-name="ce1" office:value-type="string" calcext:value-type="string">
            <office:annotation draw:style-name="gr1" draw:text-style-name="P2" svg:width="28.99mm" svg:height="26.79mm" svg:x="252.6mm" svg:y="0mm" draw:caption-point-x="-6.1mm" draw:caption-point-y="0.1mm">
              <dc:date>2015-11-17T00:00:00</dc:date>
              <text:p text:style-name="P3"><text:span text:style-name="T1">Fonction _getFormElement() de DataeditionController</text:span></text:p>
              <text:p text:style-name="P3"><text:span text:style-name="T1"/></text:p>
            </office:annotation>
            <text:p>Formulaires d'édition</text:p>
            <text:p>(PHP)</text:p>
          </table:table-cell>
          <table:table-cell table:style-name="ce1" office:value-type="string" calcext:value-type="string">
            <office:annotation draw:style-name="gr4" draw:text-style-name="P2" svg:width="28.99mm" svg:height="21.76mm" svg:x="299.93mm" svg:y="0mm" draw:caption-point-x="-6.1mm" draw:caption-point-y="0.1mm">
              <dc:date>2015-11-17T00:00:00</dc:date>
              <text:p text:style-name="P1">Dans fonction convertType() de </text:p>
              <text:p text:style-name="P1">GenericMapper.java</text:p>
              <text:p text:style-name="P1"/>
            </office:annotation>
            <text:p>Integration</text:p>
            <text:p>(Java)</text:p>
          </table:table-cell>
          <table:table-cell table:style-name="ce1" office:value-type="string" calcext:value-type="string">
            <office:annotation draw:style-name="gr5" draw:text-style-name="P2" svg:width="28.99mm" svg:height="17.81mm" svg:x="347.25mm" svg:y="0mm" draw:caption-point-x="-6.1mm" draw:caption-point-y="0.1mm">
              <dc:date>2015-11-17T00:00:00</dc:date>
              <text:p text:style-name="P1">Dans GenericMapper.java</text:p>
              <text:p text:style-name="P1"/>
            </office:annotation>
            <text:p>Recopie (lecture SQL)</text:p>
            <text:p>(Java)</text:p>
          </table:table-cell>
          <table:table-cell table:style-name="ce1" office:value-type="string" calcext:value-type="string">
            <office:annotation draw:style-name="gr3" draw:text-style-name="P2" svg:width="28.99mm" svg:height="25.71mm" svg:x="388.16mm" svg:y="0mm" draw:caption-point-x="-6.1mm" draw:caption-point-y="0.1mm">
              <dc:date>2015-11-17T00:00:00</dc:date>
              <text:p text:style-name="P1">Liste des types du jeu de <text:s/>test par défaut (vus dans le fichier LibreOffice)</text:p>
              <text:p text:style-name="P1"/>
            </office:annotation>
            <text:p>Jeu de Test </text:p>
            <text:p>par défaut</text:p>
          </table:table-cell>
          <table:table-cell table:number-columns-repeated="1014"/>
        </table:table-row>
        <table:table-row table:style-name="ro2">
          <table:table-cell table:style-name="ce1" table:number-columns-repeated="9"/>
          <table:table-cell table:number-columns-repeated="1014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3" table:number-columns-repeated="2"/>
          <table:table-cell table:style-name="ce4"/>
          <table:table-cell table:style-name="ce3" table:number-columns-repeated="4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3" table:number-columns-repeated="2"/>
          <table:table-cell table:style-name="ce4"/>
          <table:table-cell table:style-name="ce3" table:number-columns-repeated="4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2" office:value-type="string" calcext:value-type="string">
            <text:p>RANGE</text:p>
          </table:table-cell>
          <table:table-cell table:style-name="ce2" table:number-columns-repeated="2"/>
          <table:table-cell table:style-name="ce2">
            <office:annotation draw:style-name="gr3" draw:text-style-name="P2" svg:width="28.99mm" svg:height="25.71mm" svg:x="166.93mm" svg:y="20.94mm" draw:caption-point-x="-6.1mm" draw:caption-point-y="15.1mm">
              <dc:date>2015-11-17T00:00:00</dc:date>
              <text:p text:style-name="P1">Code proablement inutile, tombe dans le cas NUMERIC / RANGE</text:p>
            </office:annotation>
          </table:table-cell>
          <table:table-cell table:style-name="ce2"/>
          <table:table-cell table:style-name="ce2">
            <office:annotation draw:style-name="gr5" draw:text-style-name="P2" svg:width="28.99mm" svg:height="17.81mm" svg:x="252.6mm" svg:y="20.94mm" draw:caption-point-x="-6.1mm" draw:caption-point-y="15.1mm">
              <dc:date>2015-11-17T00:00:00</dc:date>
              <text:p text:style-name="P1">Cas probablement inutile</text:p>
              <text:p text:style-name="P1"/>
            </office:annotation>
          </table:table-cell>
          <table:table-cell table:style-name="ce2" table:number-columns-repeated="1017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3" table:number-columns-repeated="2"/>
          <table:table-cell table:style-name="ce4"/>
          <table:table-cell table:style-name="ce3" table:number-columns-repeated="4"/>
          <table:table-cell table:number-columns-repeated="101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4"/>
          <table:table-cell table:number-columns-repeated="3"/>
          <table:table-cell table:style-name="ce3"/>
          <table:table-cell table:number-columns-repeated="1014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4"/>
          <table:table-cell table:number-columns-repeated="3"/>
          <table:table-cell table:style-name="ce3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3" table:number-columns-repeated="2"/>
          <table:table-cell table:style-name="ce4"/>
          <table:table-cell table:style-name="ce3" table:number-columns-repeated="2"/>
          <table:table-cell/>
          <table:table-cell table:style-name="ce3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3" table:number-columns-repeated="2"/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3">
            <office:annotation draw:style-name="gr6" draw:text-style-name="P2" svg:width="28.99mm" svg:height="22.48mm" svg:x="166.93mm" svg:y="61.58mm" draw:caption-point-x="-6.1mm" draw:caption-point-y="15.1mm">
              <dc:date>2015-11-17T00:00:00</dc:date>
              <text:p text:style-name="P1">Dans <text:span text:style-name="T1">getResultRows() de QueryService.php</text:span></text:p>
            </office:annotation>
          </table:table-cell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3">
            <office:annotation draw:style-name="gr6" draw:text-style-name="P2" svg:width="28.99mm" svg:height="22.48mm" svg:x="166.93mm" svg:y="66.1mm" draw:caption-point-x="-6.1mm" draw:caption-point-y="15.1mm">
              <dc:date>2015-11-17T00:00:00</dc:date>
              <text:p text:style-name="P1">Dans <text:span text:style-name="T1">getResultRows() de QueryService.php</text:span></text:p>
            </office:annotation>
          </table:table-cell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3"/>
          <table:table-cell table:style-name="ce3">
            <office:annotation draw:style-name="gr6" draw:text-style-name="P2" svg:width="28.99mm" svg:height="22.48mm" svg:x="166.93mm" svg:y="70.61mm" draw:caption-point-x="-6.1mm" draw:caption-point-y="15.1mm">
              <dc:date>2015-11-17T00:00:00</dc:date>
              <text:p text:style-name="P1">Dans <text:span text:style-name="T1">getResultRows() de QueryService.php</text:span></text:p>
            </office:annotation>
          </table:table-cell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3"/>
          <table:table-cell table:style-name="ce3">
            <office:annotation draw:style-name="gr6" draw:text-style-name="P2" svg:width="28.99mm" svg:height="22.48mm" svg:x="166.93mm" svg:y="75.13mm" draw:caption-point-x="-6.1mm" draw:caption-point-y="15.1mm">
              <dc:date>2015-11-17T00:00:00</dc:date>
              <text:p text:style-name="P1">Dans <text:span text:style-name="T1">getResultRows() de QueryService.php</text:span></text:p>
            </office:annotation>
          </table:table-cell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3" table:number-columns-repeated="2"/>
          <table:table-cell table:style-name="ce4"/>
          <table:table-cell table:style-name="ce3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3">
            <office:annotation draw:style-name="gr6" draw:text-style-name="P2" svg:width="28.99mm" svg:height="22.48mm" svg:x="166.93mm" svg:y="88.68mm" draw:caption-point-x="-6.1mm" draw:caption-point-y="15.1mm">
              <dc:date>2015-11-17T00:00:00</dc:date>
              <text:p text:style-name="P1">Dans <text:span text:style-name="T1">getResultRows() de QueryService.php</text:span></text:p>
            </office:annotation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3">
            <office:annotation draw:style-name="gr6" draw:text-style-name="P2" svg:width="28.99mm" svg:height="22.48mm" svg:x="166.93mm" svg:y="93.19mm" draw:caption-point-x="-6.1mm" draw:caption-point-y="15.1mm">
              <dc:date>2015-11-17T00:00:00</dc:date>
              <text:p text:style-name="P1">Dans <text:span text:style-name="T1">getResultRows() de QueryService.php</text:span></text:p>
            </office:annotation>
          </table:table-cell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3"/>
          <table:table-cell table:style-name="ce3">
            <office:annotation draw:style-name="gr6" draw:text-style-name="P2" svg:width="28.99mm" svg:height="22.48mm" svg:x="166.93mm" svg:y="97.71mm" draw:caption-point-x="-6.1mm" draw:caption-point-y="15.1mm">
              <dc:date>2015-11-17T00:00:00</dc:date>
              <text:p text:style-name="P1">Dans <text:span text:style-name="T1">getResultRows() de QueryService.php</text:span></text:p>
            </office:annotation>
          </table:table-cell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3"/>
          <table:table-cell table:style-name="ce3">
            <office:annotation draw:style-name="gr6" draw:text-style-name="P2" svg:width="28.99mm" svg:height="22.48mm" svg:x="166.93mm" svg:y="102.22mm" draw:caption-point-x="-6.1mm" draw:caption-point-y="15.1mm">
              <dc:date>2015-11-17T00:00:00</dc:date>
              <text:p text:style-name="P1">Dans <text:span text:style-name="T1">getResultRows() de QueryService.php</text:span></text:p>
            </office:annotation>
          </table:table-cell>
          <table:table-cell table:style-name="ce3"/>
          <table:table-cell table:number-columns-repeated="3"/>
          <table:table-cell table:style-name="ce3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office:annotation draw:style-name="gr7" draw:text-style-name="P2" svg:width="28.99mm" svg:height="61.26mm" svg:x="34.75mm" svg:y="111.25mm" draw:caption-point-x="-6.1mm" draw:caption-point-y="15.1mm">
              <dc:date>2015-11-17T00:00:00</dc:date>
              <text:p text:style-name="P1">La géométrie est traitée en tant qu'objet Géométrie lors de la recopie de base à base, ça peut aussi être un texte en WKT lors de l'import, et elle peut être générée par un trigger en base à partir de la latitude et longitude.</text:p>
            </office:annotation>
            <text:p>GEOM</text:p>
          </table:table-cell>
          <table:table-cell/>
          <table:table-cell table:style-name="ce3" table:number-columns-repeated="2"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3" table:number-columns-repeated="2"/>
          <table:table-cell table:style-name="ce4"/>
          <table:table-cell table:style-name="ce3" table:number-columns-repeated="2"/>
          <table:table-cell/>
          <table:table-cell table:style-name="ce3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2" office:value-type="string" calcext:value-type="string">
            <text:p>COORDINATE</text:p>
          </table:table-cell>
          <table:table-cell table:style-name="ce2" table:number-columns-repeated="4"/>
          <table:table-cell table:style-name="ce2">
            <office:annotation draw:style-name="gr5" draw:text-style-name="P2" svg:width="28.99mm" svg:height="17.81mm" svg:x="252.6mm" svg:y="138.35mm" draw:caption-point-x="-6.1mm" draw:caption-point-y="15.1mm">
              <dc:date>2015-11-17T00:00:00</dc:date>
              <text:p text:style-name="P1">Cas probablement inutile</text:p>
              <text:p text:style-name="P1"/>
            </office:annotation>
          </table:table-cell>
          <table:table-cell table:style-name="ce2" table:number-columns-repeated="1017"/>
        </table:table-row>
        <table:table-row table:style-name="ro3" table:number-rows-repeated="5">
          <table:table-cell table:number-columns-repeated="1023"/>
        </table:table-row>
        <table:table-row table:style-name="ro3">
          <table:table-cell table:style-name="ce3"/>
          <table:table-cell office:value-type="string" calcext:value-type="string">
            <text:p>Cas détecté explicitement</text:p>
          </table:table-cell>
          <table:table-cell table:number-columns-repeated="1021"/>
        </table:table-row>
        <table:table-row table:style-name="ro3">
          <table:table-cell table:style-name="ce4"/>
          <table:table-cell office:value-type="string" calcext:value-type="string">
            <text:p>Cas géré par défaut sans code spécifique</text:p>
          </table:table-cell>
          <table:table-cell table:number-columns-repeated="1021"/>
        </table:table-row>
        <table:table-row table:style-name="ro3">
          <table:table-cell table:style-name="ce2"/>
          <table:table-cell office:value-type="string" calcext:value-type="string">
            <text:p>Cas non implémenté ou inutile</text:p>
          </table:table-cell>
          <table:table-cell table:number-columns-repeated="1021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1" office:value-type="string" calcext:value-type="string">
            <office:annotation draw:style-name="gr1" draw:text-style-name="P2" svg:width="28.99mm" svg:height="17.81mm" svg:x="28.66mm" svg:y="0mm" draw:caption-point-x="-6.1mm" draw:caption-point-y="0.1mm">
              <dc:date>2015-11-17T00:00:00</dc:date>
              <text:p text:style-name="P1">Correspond au Wigdet ExtJS qui va être affiché</text:p>
              <text:p text:style-name="P1"/>
            </office:annotation>
            <text:p>InputType</text:p>
          </table:table-cell>
          <table:table-cell table:style-name="ce1" office:value-type="string" calcext:value-type="string">
            <office:annotation draw:style-name="gr1" draw:text-style-name="P2" svg:width="28.99mm" svg:height="37.56mm" svg:x="73.25mm" svg:y="0mm" draw:caption-point-x="-6.1mm" draw:caption-point-y="0.1mm">
              <dc:date>2015-11-17T00:00:00</dc:date>
              <text:p text:style-name="P1">Les types autoristés en fonction du InputType sont listés dans le script d'import des métadonnées.</text:p>
              <text:p text:style-name="P1"/>
            </office:annotation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office:annotation draw:style-name="gr6" draw:text-style-name="P2" svg:width="28.99mm" svg:height="22.48mm" svg:x="162.43mm" svg:y="0mm" draw:caption-point-x="-6.1mm" draw:caption-point-y="0.1mm">
              <dc:date>2015-11-17T00:00:00</dc:date>
              <text:p text:style-name="P1">Dans <text:span text:style-name="T1">getFieldConfig de EditionPanel.js</text:span></text:p>
            </office:annotation>
            <text:p>Edition</text:p>
            <text:p>(Javascript)</text:p>
          </table:table-cell>
          <table:table-cell table:style-name="ce1" office:value-type="string" calcext:value-type="string">
            <office:annotation draw:style-name="gr6" draw:text-style-name="P2" svg:width="28.99mm" svg:height="22.48mm" svg:x="199.28mm" svg:y="0mm" draw:caption-point-x="-6.1mm" draw:caption-point-y="0.1mm">
              <dc:date>2015-11-17T00:00:00</dc:date>
              <text:p text:style-name="P1">Dans <text:span text:style-name="T1">getCriteriaConfig() de FieldForm.js</text:span></text:p>
              <text:p text:style-name="P1"><text:span text:style-name="T1"/></text:p>
            </office:annotation>
            <text:p>Affichage</text:p>
            <text:p>(Javascript)</text:p>
          </table:table-cell>
          <table:table-cell table:style-name="ce1" office:value-type="string" calcext:value-type="string">
            <office:annotation draw:style-name="gr6" draw:text-style-name="P2" svg:width="28.99mm" svg:height="22.48mm" svg:x="246.1mm" svg:y="0mm" draw:caption-point-x="-6.1mm" draw:caption-point-y="0.1mm">
              <dc:date>2015-11-17T00:00:00</dc:date>
              <text:p text:style-name="P1">Dans <text:s/>ConsultationPanel.js</text:p>
              <text:p text:style-name="P1"/>
            </office:annotation>
            <text:p>Affichage en grille</text:p>
            <text:p>(Javascript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NUMERIC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RANGE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NTEGER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ADIO</text:p>
          </table:table-cell>
          <table:table-cell table:style-name="ce2" table:number-columns-repeated="3"/>
          <table:table-cell table:style-name="ce3"/>
          <table:table-cell table:style-name="ce2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/>
          <table:table-cell table:style-name="ce4"/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NTEGER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3"/>
          <table:table-cell office:value-type="string" calcext:value-type="string">
            <text:p>Cas détecté explicitement</text:p>
          </table:table-cell>
          <table:table-cell table:number-columns-repeated="1022"/>
        </table:table-row>
        <table:table-row table:style-name="ro3">
          <table:table-cell table:style-name="ce4"/>
          <table:table-cell office:value-type="string" calcext:value-type="string">
            <text:p>Cas par défaut (sans code spécifique)</text:p>
          </table:table-cell>
          <table:table-cell table:number-columns-repeated="1022"/>
        </table:table-row>
        <table:table-row table:style-name="ro3">
          <table:table-cell table:style-name="ce2"/>
          <table:table-cell office:value-type="string" calcext:value-type="string">
            <text:p>Cas non implémenté ou inutil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6:11:42.1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9S</meta:editing-duration>
    <meta:editing-cycles>14</meta:editing-cycles>
    <meta:generator>LibreOffice/5.0.0.5$Windows_x86 LibreOffice_project/1b1a90865e348b492231e1c451437d7a15bb262b</meta:generator>
    <dc:date>2015-11-17T17:42:28.837000000</dc:date>
    <meta:document-statistic meta:table-count="2" meta:cell-count="91" meta:object-count="0"/>
    <meta:user-defined meta:name="Info 1"/>
    <meta:user-defined meta:name="Info 2"/>
    <meta:user-defined meta:name="Info 3"/>
    <meta:user-defined meta:name="Info 4"/>
  </office:meta>
</office:document-meta>
</file>